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Helvetica" svg:font-family="Helvetic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loext:graphic-properties draw:fill="solid" draw:fill-color="#ffffff"/>
      <style:paragraph-properties style:line-height-at-least="0.2083in" fo:text-align="center" style:justify-single-word="false" fo:background-color="#ffffff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font-size="20pt" style:text-underline-style="solid" style:text-underline-width="auto" style:text-underline-color="font-color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097053" officeooo:paragraph-rsid="00097053" style:font-size-asian="20pt" style:font-size-complex="20pt"/>
    </style:style>
    <style:style style:name="P6" style:family="paragraph" style:parent-style-name="Normal_20__28_Web_29_">
      <loext:graphic-properties draw:fill="solid" draw:fill-color="#ffffff"/>
      <style:paragraph-properties style:line-height-at-least="0.2083in" fo:text-align="center" style:justify-single-word="false" fo:background-color="#ffffff"/>
      <style:text-properties fo:color="#000000" style:font-name="Arial" fo:font-size="20pt" fo:language="en" fo:country="none" officeooo:rsid="00097053" officeooo:paragraph-rsid="00097053" style:font-size-asian="20pt" style:font-name-complex="Arial1" style:font-size-complex="20pt"/>
    </style:style>
    <style:style style:name="P7" style:family="paragraph" style:parent-style-name="Normal_20__28_Web_29_">
      <loext:graphic-properties draw:fill="solid" draw:fill-color="#ffffff"/>
      <style:paragraph-properties style:line-height-at-least="0.2083in" fo:background-color="#ffffff"/>
      <style:text-properties fo:color="#000000" style:font-name="Arial" fo:font-size="10pt" fo:language="en" fo:country="none" style:font-size-asian="10pt" style:font-name-complex="Arial1" style:font-size-complex="10pt"/>
    </style:style>
    <style:style style:name="P8" style:family="paragraph" style:parent-style-name="Normal_20__28_Web_29_">
      <loext:graphic-properties draw:fill="solid" draw:fill-color="#ffffff"/>
      <style:paragraph-properties style:line-height-at-least="0.2083in" fo:background-color="#ffffff"/>
      <style:text-properties fo:color="#333333" style:font-name="Helvetica" fo:font-size="10pt" fo:language="en" fo:country="none" style:font-size-asian="10pt" style:font-name-complex="Helvetica1" style:font-size-complex="10pt"/>
    </style:style>
    <style:style style:name="T1" style:family="text">
      <style:text-properties fo:color="#333333" style:font-name="Arial" fo:font-size="13.5pt" fo:language="en" fo:country="none" style:font-size-asian="13.5pt" style:font-name-complex="Arial1" style:font-size-complex="13.5pt"/>
    </style:style>
    <style:style style:name="T2" style:family="text">
      <style:text-properties officeooo:rsid="000970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Goal Sheet </text:p>
      <text:p text:style-name="P5">P.R.I.D.E</text:p>
      <text:p text:style-name="P6">Lauren Grace</text:p>
      <text:p text:style-name="P1"><text:span text:style-name="T1">Fall-</text:span><text:bookmark text:name="_GoBack"/><text:span text:style-name="T1">2018</text:span></text:p>
      <text:p text:style-name="P8"> </text:p>
      <text:p text:style-name="P7">Assignment: <text:span text:style-name="T2">Still Life</text:span>  </text:p>
      <text:p text:style-name="P7">Thumbnails: After producing idea in your sketchbook transfer your thumbnail onto this sheet. </text:p>
      <text:p text:style-name="P8"> </text:p>
      <text:p text:style-name="P8">-----------------------------------</text:p>
      <text:p text:style-name="P8">-                                        -</text:p>
      <text:p text:style-name="P8">-                                        -</text:p>
      <text:p text:style-name="P8">-                                        -</text:p>
      <text:p text:style-name="P8">-----------------------------------</text:p>
      <text:p text:style-name="P7">Why: <text:span text:style-name="T2">I chose this drawing because I saw my old marching band shako sitting in my closet and I decided to make something that would remind me of marching band. P.R.I.D.E is a common theme among marching band students. “P” stands for Passion, “R” is Respect, “I” is for Integrity, “D” is Dedication, and “E” stands for Excellence.</text:span> </text:p>
      <text:p text:style-name="P7">How: <text:span text:style-name="T2">I will be using a 2B pencil, bristol paper, and a kneaded eraser.</text:span></text:p>
      <text:p text:style-name="P7">Analysis: <text:span text:style-name="T2">I feel like the drawing was rushed so it wasn’t very successful in my eyes. But I do like how the feathers on the plume looked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Helvetica" svg:font-family="Helvetic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Calibri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Calibri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in" fo:margin-bottom="0.1043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8-09-19T07:53:44.100000000</meta:creation-date>
    <meta:editing-duration>PT5M36S</meta:editing-duration>
    <meta:generator>LibreOffice/5.4.4.2$Windows_X86_64 LibreOffice_project/2524958677847fb3bb44820e40380acbe820f960</meta:generator>
    <dc:date>2018-09-19T07:59:19.166000000</dc:date>
    <meta:document-statistic meta:table-count="0" meta:image-count="0" meta:object-count="0" meta:page-count="1" meta:paragraph-count="16" meta:word-count="129" meta:character-count="892" meta:non-whitespace-character-count="65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